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text-properties officeooo:paragraph-rsid="0021ac6b"/>
    </style:style>
    <style:style style:name="P2" style:family="paragraph" style:parent-style-name="Text_20_body">
      <style:text-properties officeooo:paragraph-rsid="002528c8"/>
    </style:style>
    <style:style style:name="P3" style:family="paragraph" style:parent-style-name="Text_20_body">
      <style:text-properties officeooo:rsid="00177471" officeooo:paragraph-rsid="002528c8"/>
    </style:style>
    <style:style style:name="P4" style:family="paragraph" style:parent-style-name="Heading_20_2">
      <style:text-properties officeooo:rsid="0031c832" officeooo:paragraph-rsid="0031c832"/>
    </style:style>
    <style:style style:name="P5" style:family="paragraph" style:parent-style-name="Text_20_body">
      <style:text-properties officeooo:rsid="0031c832" officeooo:paragraph-rsid="0031c832"/>
    </style:style>
    <style:style style:name="P6" style:family="paragraph" style:parent-style-name="Heading_20_2">
      <style:text-properties officeooo:rsid="00177471" officeooo:paragraph-rsid="00177471"/>
    </style:style>
    <style:style style:name="P7" style:family="paragraph" style:parent-style-name="Text_20_body">
      <style:text-properties officeooo:paragraph-rsid="002da4ac"/>
    </style:style>
    <style:style style:name="P8" style:family="paragraph" style:parent-style-name="Text_20_body">
      <style:text-properties officeooo:rsid="002da4ac" officeooo:paragraph-rsid="002da4ac"/>
    </style:style>
    <style:style style:name="P9" style:family="paragraph" style:parent-style-name="Text_20_body">
      <style:text-properties officeooo:paragraph-rsid="0018f5ae"/>
    </style:style>
    <style:style style:name="P10" style:family="paragraph" style:parent-style-name="Heading_20_1">
      <style:paragraph-properties fo:break-before="page"/>
      <style:text-properties officeooo:rsid="0021ac6b" officeooo:paragraph-rsid="0021ac6b"/>
    </style:style>
    <style:style style:name="P11" style:family="paragraph" style:parent-style-name="Text_20_body">
      <style:text-properties officeooo:rsid="001ac146" officeooo:paragraph-rsid="002f2b93"/>
    </style:style>
    <style:style style:name="P12" style:family="paragraph" style:parent-style-name="Text_20_body">
      <style:text-properties fo:font-style="normal" officeooo:rsid="001ac146" officeooo:paragraph-rsid="002f2b93" style:font-style-asian="normal" style:font-style-complex="normal"/>
    </style:style>
    <style:style style:name="P13" style:family="paragraph" style:parent-style-name="Text_20_body">
      <style:text-properties fo:font-style="normal" officeooo:rsid="001ac146" officeooo:paragraph-rsid="001ac146" style:font-style-asian="normal" style:font-style-complex="normal"/>
    </style:style>
    <style:style style:name="P14" style:family="paragraph" style:parent-style-name="Text_20_body">
      <style:text-properties fo:font-style="normal" officeooo:rsid="00220822" officeooo:paragraph-rsid="002f2b93" style:font-style-asian="normal" style:font-style-complex="normal"/>
    </style:style>
    <style:style style:name="P15" style:family="paragraph" style:parent-style-name="Heading_20_1">
      <style:paragraph-properties fo:break-before="page"/>
      <style:text-properties officeooo:rsid="002f2b93" officeooo:paragraph-rsid="002f2b93"/>
    </style:style>
    <style:style style:name="P16"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fo:font-style="normal" officeooo:rsid="001ac146" officeooo:paragraph-rsid="001e55cb" style:font-style-asian="normal" style:font-style-complex="normal"/>
    </style:style>
    <style:style style:name="P17"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italic" fo:font-weight="normal" officeooo:rsid="001ac146" officeooo:paragraph-rsid="001e55cb" style:font-style-asian="italic" style:font-weight-asian="normal" style:font-style-complex="italic" style:font-weight-complex="normal"/>
    </style:style>
    <style:style style:name="P1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normal" fo:font-weight="bold" officeooo:rsid="001ac146" officeooo:paragraph-rsid="001e55cb" style:font-style-asian="normal" style:font-weight-asian="bold" style:font-style-complex="normal" style:font-weight-complex="bold"/>
    </style:style>
    <style:style style:name="P1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fo:font-style="italic" fo:font-weight="bold" officeooo:rsid="001ac146" officeooo:paragraph-rsid="001e55cb" style:font-style-asian="italic" style:font-weight-asian="bold" style:font-style-complex="italic" style:font-weight-complex="bold"/>
    </style:style>
    <style:style style:name="P20" style:family="paragraph" style:parent-style-name="Text_20_body">
      <style:text-properties fo:font-style="normal" officeooo:rsid="001ac146" officeooo:paragraph-rsid="002528c8" style:font-style-asian="normal" style:font-style-complex="normal"/>
    </style:style>
    <style:style style:name="P21" style:family="paragraph" style:parent-style-name="Text_20_body">
      <style:text-properties fo:font-style="normal" fo:font-weight="normal" officeooo:rsid="002528c8" officeooo:paragraph-rsid="002528c8" style:font-style-asian="normal" style:font-weight-asian="normal" style:font-style-complex="normal" style:font-weight-complex="normal"/>
    </style:style>
    <style:style style:name="P22" style:family="paragraph" style:parent-style-name="Heading_20_1">
      <style:paragraph-properties fo:break-before="page"/>
    </style:style>
    <style:style style:name="P23" style:family="paragraph" style:parent-style-name="Text_20_body">
      <style:text-properties fo:font-style="normal" fo:font-weight="normal" officeooo:rsid="00325170" officeooo:paragraph-rsid="00325170" style:font-style-asian="normal" style:font-weight-asian="normal" style:font-style-complex="normal" style:font-weight-complex="normal"/>
    </style:style>
    <style:style style:name="T1" style:family="text">
      <style:text-properties officeooo:rsid="002da4a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9d861"/>
    </style:style>
    <style:style style:name="T6" style:family="text">
      <style:text-properties officeooo:rsid="002528c8"/>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officeooo:rsid="00194a4d" style:font-style-asian="normal" style:font-style-complex="normal"/>
    </style:style>
    <style:style style:name="T9" style:family="text">
      <style:text-properties fo:font-weight="bold" style:font-weight-asian="bold" style:font-weight-complex="bold"/>
    </style:style>
    <style:style style:name="T10" style:family="text">
      <style:text-properties fo:font-weight="bold" officeooo:rsid="001694d3" style:font-weight-asian="bold" style:font-weight-complex="bold"/>
    </style:style>
    <style:style style:name="T11" style:family="text">
      <style:text-properties officeooo:rsid="0026d195"/>
    </style:style>
    <style:style style:name="T12" style:family="text">
      <style:text-properties officeooo:rsid="002f2b93"/>
    </style:style>
    <style:style style:name="T13" style:family="text">
      <style:text-properties officeooo:rsid="001c9200"/>
    </style:style>
    <style:style style:name="T14" style:family="text">
      <style:text-properties fo:font-weight="normal" officeooo:rsid="001c9200" style:font-weight-asian="normal" style:font-weight-complex="normal"/>
    </style:style>
    <style:style style:name="T15" style:family="text">
      <style:text-properties fo:font-style="italic" fo:font-weight="bold" officeooo:rsid="001c9200" style:font-style-asian="italic" style:font-weight-asian="bold" style:font-style-complex="italic" style:font-weight-complex="bold"/>
    </style:style>
    <style:style style:name="T16" style:family="text">
      <style:text-properties officeooo:rsid="0027fbaf"/>
    </style:style>
    <style:style style:name="T17" style:family="text">
      <style:text-properties officeooo:rsid="001d0487"/>
    </style:style>
    <style:style style:name="T18" style:family="text">
      <style:text-properties fo:font-size="9pt" fo:font-weight="normal" officeooo:rsid="002528c8" style:font-size-asian="9pt" style:font-weight-asian="normal" style:font-size-complex="9pt" style:font-weight-complex="normal"/>
    </style:style>
    <style:style style:name="T19" style:family="text">
      <style:text-properties fo:font-weight="normal" officeooo:rsid="002528c8"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e55cb" style:font-weight-asian="normal" style:font-weight-complex="normal"/>
    </style:style>
    <style:style style:name="T22" style:family="text">
      <style:text-properties fo:font-size="9pt" fo:font-style="normal" officeooo:rsid="002528c8" style:font-size-asian="9pt" style:font-style-asian="normal" style:font-size-complex="9pt" style:font-style-complex="normal"/>
    </style:style>
    <style:style style:name="T23" style:family="text">
      <style:text-properties fo:font-size="9pt" fo:font-style="normal" fo:font-weight="normal" officeooo:rsid="002528c8" style:font-size-asian="9pt" style:font-style-asian="normal" style:font-weight-asian="normal" style:font-size-complex="9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aluating typefaces for electronic reading</text:h>
      <text:p text:style-name="P1">On various devices that use <text:span text:style-name="T1">E Ink</text:span>, it is possible to add your own font files, so that you can read using your favorite typeface at your desired size and thickness. Depending on the device you are reading on, you may find that <text:span text:style-name="T2">some </text:span><text:span text:style-name="T3">fonts work better than others.</text:span></text:p>
      <text:p text:style-name="Text_20_body">You might be wondering why that is. Sometimes, fonts won’t be displayed correctly. Especially on platforms that use different rendering engines, this can be a real issue.</text:p>
      <text:p text:style-name="Text_20_body">To properly evaluate whether a typeface works, it is imperative to evaluate the correct font files with correct metadata, otherwise the fonts in question may not load correctly, or may be displayed incorrectly.</text:p>
      <text:p text:style-name="Text_20_body">A typeface is a family of fonts, often using different weights and appearances. An individual font file, often ending in <text:span text:style-name="T4">.otf</text:span> or <text:span text:style-name="T2">.ttf, </text:span>usually encompasses only a single style. <text:span text:style-name="T5">So in order to get a typeface installed correctly, you need, ideally, at least 4 files to copy to your device of choice.</text:span></text:p>
      <text:p text:style-name="P2">Variable fonts also exist, and those can be scaled in various ways (thickness, width, etc.), depending on how the typeface was designed in the first place. Most regular variable fonts only scale in terms of weight, and a family often includes two files: one regular variant, and one italic variant. </text:p>
      <text:p text:style-name="P3">Unfortunately, variable fonts are not widely supported at this point in time on e-readers. In particular, Kindle and Kobo devices do not properly support these font files <text:span text:style-name="T6">as of 2025</text:span>.</text:p>
      <text:h text:style-name="P4" text:outline-level="2">A legal disclaimer</text:h>
      <text:p text:style-name="P5">Font source files are usually legally copyrighted, and when you reproduce a font on a screen, you are reproducing that original design that is part of the source file. </text:p>
      <text:p text:style-name="P5">That also means that you cannot just copy any font you want to your favorite e-reader and use it. Many fonts are simply bundled with your computer’s operating system for display purposes or for casual use with your favorite word processor or spreadsheet program.</text:p>
      <text:p text:style-name="P5">Thankfully, many font authors are choosing more permissive licenses, like the Open Font License (OFL) which allows you to freely distribute the font files and use them for commercial projects without paying anything.</text:p>
      <text:p text:style-name="P5">Most of the fonts included in my collection are OFL-licensed. If it wasn’t for this particular license, I would not have been able to make derivative versions and distribute those myself.</text:p>
      <text:h text:style-name="P6" text:outline-level="2">Copying font files</text:h>
      <text:p text:style-name="Text_20_body">For e-readers, it is advisable to copy at least four different styles: Regular, Italic, Bold and Bold + Italic (often suffixed as <text:span text:style-name="T2">BoldItalic</text:span>).</text:p>
      <text:p text:style-name="Text_20_body">The collection of fonts that I have curated for Kobo devices has those files named correctly. For example, <text:span text:style-name="T7">NV Garamond</text:span><text:span text:style-name="T3">, </text:span><text:span text:style-name="T8">which is simply an altered version of the excellent EB Garamond,</text:span><text:span text:style-name="T3"> </text:span>will have <text:span text:style-name="T1">four different files that need to be transferred.</text:span></text:p>
      <text:p text:style-name="P7">Often, it is sufficient to copy these files over to the <text:span text:style-name="T9">fonts </text:span>directory on your e-reader. For concrete instructions, please consult the manual of your particular device. </text:p>
      <text:p text:style-name="P8"><text:soft-page-break/>In order to avoid issues with file corruption on Kobo devices, you do not want to put folders in the fonts directory, just copy over the font files directly.</text:p>
      <text:p text:style-name="P9">There is one other thing you should take into consideration:<text:span text:style-name="T9"> i</text:span><text:span text:style-name="T10">n order to avoid issues, you should always restart your e-reader when side-loading fonts. </text:span></text:p>
      <text:p text:style-name="P9">This may require you to hold down the power button for an extended period of time before the device will restart. Again, consult the manual for your device in order to find out how to properly restart your e-reader.</text:p>
      <text:h text:style-name="P10" text:outline-level="1">A chapter intended for font <text:span text:style-name="T11">testing</text:span></text:h>
      <text:p text:style-name="P11">This is a paragraph, which should contain enough text for you to be able to decide what font size and weight is your preference. Another thing you may want to adjust is the distance between different lines of text, this is called <text:span text:style-name="T2">line spacing</text:span><text:span text:style-name="T3">. </text:span><text:span text:style-name="T3">Depending on the built-in metrics of the font, line spacing may vary significantly. </text:span></text:p>
      <text:p text:style-name="P12"><text:span text:style-name="T12">Therefore, f</text:span>or fonts included in my curated collection, line height has been adjusted with the font-line program and set to 20%. This makes the spacing a little bit more consistent between different typefaces.</text:p>
      <text:p text:style-name="P12"><text:span text:style-name="T12">Another factor is the thickness of a given font, or the weight. Some fonts have been optimized for legibility, so their regular weight may have been slightly increased. </text:span>You <text:span text:style-name="T12">are </text:span>able to further alter the font weight <text:span text:style-name="T12">on Kobo devices, too.</text:span></text:p>
      <text:p text:style-name="P13"><text:span text:style-name="T12">A very</text:span> important thing is to make sure that each of the four core fonts are being displayed correctly, i.e. no style mixing occurs. If font metadata is set incorrectly, you may find that all text is being displayed in <text:span text:style-name="T9">bold</text:span> or <text:span text:style-name="T2">italicized </text:span><text:span text:style-name="T13">(</text:span><text:span text:style-name="T14">or worse,</text:span><text:span text:style-name="T13"> </text:span><text:span text:style-name="T15">both</text:span><text:span text:style-name="T13">)</text:span>.</text:p>
      <text:p text:style-name="P14">If the font is not being displayed correctly here, it is <text:span text:style-name="T16">very </text:span>likely that it will not be displayed correctly in other books on your device. You may wish to pick a different font or reach out to the creator of the typeface for a potential fix.</text:p>
      <text:h text:style-name="P15" text:outline-level="1">Testing if all font styles load correctly</text:h>
      <text:p text:style-name="Text_20_body"><text:span text:style-name="T17">As part of the next</text:span> paragraph you can find four sentences, each of which corresponds to a different font file. <text:span text:style-name="T17">You can use this section as </text:span><text:span text:style-name="T12">a test to see if at least four different fonts are being displayed correctly. </text:span></text:p>
      <text:p text:style-name="Text_20_body">If you notice a font looks incorrectly italicized or bold, you may want to see if you are missing a font. Please note that not all font families support these four font styles, and in my curated collection, <text:span text:style-name="T2">NV Cardo </text:span>is missing a Bold Italic variant, for example.</text:p>
      <text:p text:style-name="Horizontal_20_Line"/>
      <text:p text:style-name="P16"><text:span text:style-name="T18">REGULAR</text:span><text:span text:style-name="T19"><text:line-break/></text:span><text:span text:style-name="T20">This sentence should be displayed </text:span><text:span text:style-name="T21">normally.</text:span></text:p>
      <text:p text:style-name="P17"><text:span text:style-name="T22">ITALIC</text:span><text:line-break/>This sentence should be displayed using italics. </text:p>
      <text:p text:style-name="P18"><text:span text:style-name="T18">BOLD</text:span><text:line-break/>This sentence should be displayed in bold. </text:p>
      <text:p text:style-name="P19"><text:span text:style-name="T23">BOLD ITALIC</text:span><text:line-break/>This sentence should be displayed in bold, <text:line-break/>and should be italicized.</text:p>
      <text:p text:style-name="Horizontal_20_Line"/>
      <text:p text:style-name="P20"><text:span text:style-name="T20">If the paragraphs </text:span><text:span text:style-name="T19">above</text:span><text:span text:style-name="T20"> are all distinct and rendered correctly, you can </text:span><text:span text:style-name="T21">assume that the </text:span><text:span text:style-name="T19">typeface</text:span><text:span text:style-name="T21"> is </text:span><text:span text:style-name="T19">being rendered</text:span><text:span text:style-name="T21"> correctly </text:span><text:span text:style-name="T19">and you can enjoy your reading adventures without issues.</text:span></text:p>
      <text:p text:style-name="P21">It is, of course, always possible that books provided by a third party or sold to you contains problematic markup, which may also cause rendering issues. In that case, you may wish to contact support for a potential fix or refund.</text:p>
      <text:h text:style-name="P22" text:outline-level="1">About the NV Collection</text:h>
      <text:p text:style-name="P23">This document is distributed together with a collection of fonts that are part of the NV Collection, a curated collection of fonts altered for use on e-reader devices.</text:p>
      <text:p text:style-name="P23">For the latest updates and in order to download the various fonts, I encourage you to visit <text:a xlink:type="simple" xlink:href="https://nicoverbruggen.be/fonts" text:style-name="Internet_20_link" text:visited-style-name="Visited_20_Internet_20_Link">my website</text:a> or the <text:a xlink:type="simple" xlink:href="https://github.com/nicoverbruggen/ebook-fonts" text:style-name="Internet_20_link" text:visited-style-name="Visited_20_Internet_20_Link">GitHub repositor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erif" svg:font-family="'Liberation Serif'" style:font-family-generic="roman" style:font-pitch="variable"/>
    <style:font-face style:name="Linux Biolinum G" svg:font-family="'Linux Biolinum G'" style:font-adornments="Regular" style:font-pitch="variable"/>
    <style:font-face style:name="Linux Libertine G" svg:font-family="'Linux Libertine G'" style:font-adornments="Regular"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nux Biolinum G" fo:font-family="'Linux Biolinum G'" style:font-style-name="Regular"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nux Libertine G" fo:font-family="'Linux Libertine G'" style:font-style-name="Regular"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11:40:57.554755000</meta:creation-date>
    <dc:date>2025-06-29T23:13:12.664388403</dc:date>
    <meta:editing-duration>PT1H21M18S</meta:editing-duration>
    <meta:editing-cycles>26</meta:editing-cycles>
    <meta:generator>LibreOffice/25.2.4.3$Linux_X86_64 LibreOffice_project/33e196637044ead23f5c3226cde09b47731f7e27</meta:generator>
    <dc:title>Evaluating typefaces for electronic reading</dc:title>
    <meta:keyword>ebook</meta:keyword>
    <meta:keyword>fonts</meta:keyword>
    <meta:keyword>typefaces</meta:keyword>
    <meta:keyword>e-reader</meta:keyword>
    <dc:contributor>Nico Verbruggen</dc:contributor>
    <dc:publisher>Nico Verbruggen</dc:publisher>
    <dc:rights>(c) 2025 Nico Verbruggen</dc:rights>
    <meta:document-statistic meta:table-count="0" meta:image-count="0" meta:object-count="0" meta:page-count="5" meta:paragraph-count="37" meta:word-count="1058" meta:character-count="6201" meta:non-whitespace-character-count="5171"/>
  </office:meta>
</office:document-meta>
</file>